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Mouser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2,C11,C14</text:p>
          </table:table-cell>
          <table:table-cell office:value-type="string">
            <text:p>10u</text:p>
          </table:table-cell>
          <table:table-cell office:value-type="float" office:value="4">
            <text:p>4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3,C6,C22,C24,C25,C51</text:p>
          </table:table-cell>
          <table:table-cell table:style-name="ce6" office:value-type="string">
            <text:p>1u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490-GRM155C81A105MA12DCT-ND</text:p>
          </table:table-cell>
          <table:table-cell table:style-name="ce6" office:value-type="string">
            <text:p>81-GRM155C81A105MA2D</text:p>
          </table:table-cell>
          <table:table-cell table:style-name="ce6" office:value-type="string">
            <text:p>GRM155R60J105KE19D</text:p>
          </table:table-cell>
          <table:table-cell table:style-name="ce6" office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,C5,C42,C43</text:p>
          </table:table-cell>
          <table:table-cell office:value-type="string">
            <text:p>10p</text:p>
          </table:table-cell>
          <table:table-cell office:value-type="float" office:value="4">
            <text:p>4</text:p>
          </table:table-cell>
          <table:table-cell office:value-type="string">
            <text:p>1276-1069-1-ND</text:p>
          </table:table-cell>
          <table:table-cell office:value-type="string">
            <text:p>187-CL10C100CB8NNNC</text:p>
          </table:table-cell>
          <table:table-cell office:value-type="string">
            <text:p>VJ0603A100JXACW1BC</text:p>
          </table:table-cell>
          <table:table-cell office:value-type="string">
            <text:p>C318677</text:p>
          </table:table-cell>
          <table:table-cell table:number-columns-repeated="101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7,C52,C53,C68</text:p>
          </table:table-cell>
          <table:table-cell table:style-name="ce6" office:value-type="string">
            <text:p>10n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490-6309-1-ND</text:p>
          </table:table-cell>
          <table:table-cell table:style-name="ce6" office:value-type="string">
            <text:p>81-GRM155R61C103KA1D </text:p>
          </table:table-cell>
          <table:table-cell table:style-name="ce6" office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8,C40,C41,C54,C55,C58,C60,C67,C71,C73,C75</text:p>
          </table:table-cell>
          <table:table-cell office:value-type="string">
            <text:p>4u7</text:p>
          </table:table-cell>
          <table:table-cell office:value-type="float" office:value="11">
            <text:p>11</text:p>
          </table:table-cell>
          <table:table-cell office:value-type="string">
            <text:p>1276-1044-1-ND</text:p>
          </table:table-cell>
          <table:table-cell office:value-type="string">
            <text:p>187-CL10A475KP8NNNC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C9,C10,C12,C13,C16,C17,C19,C20,C26,C27,C29,C30,C31,C32,C33,C34,C35,C36,C37,C38,C39,C47,C48,C49,C56,C57,C59,C61,C62,C63,C64,C65,C66,C69,C70,C72,C74</text:p>
          </table:table-cell>
          <table:table-cell table:style-name="ce6" office:value-type="string">
            <text:p>100n</text:p>
          </table:table-cell>
          <table:table-cell table:style-name="ce8" office:value-type="float" office:value="37">
            <text:p>37</text:p>
          </table:table-cell>
          <table:table-cell table:style-name="ce6" office:value-type="string">
            <text:p>490-6287-1-ND</text:p>
          </table:table-cell>
          <table:table-cell table:style-name="ce6" office:value-type="string">
            <text:p>81-GRM155R60J104KA1D</text:p>
          </table:table-cell>
          <table:table-cell table:style-name="ce6" office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5,C18,C21,C28,C44,C45,C46</text:p>
          </table:table-cell>
          <table:table-cell office:value-type="string">
            <text:p>2u2</text:p>
          </table:table-cell>
          <table:table-cell office:value-type="float" office:value="7">
            <text:p>7</text:p>
          </table:table-cell>
          <table:table-cell office:value-type="string">
            <text:p>490-GRM155C71A225KE11JCT-ND</text:p>
          </table:table-cell>
          <table:table-cell office:value-type="string">
            <text:p>81-GRM155C71A225KE1J</text:p>
          </table:table-cell>
          <table:table-cell office:value-type="float" office:value="-0">
            <text:p>-0</text:p>
          </table:table-cell>
          <table:table-cell office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23</text:p>
          </table:table-cell>
          <table:table-cell table:style-name="ce6" office:value-type="string">
            <text:p>220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6762-1-ND</text:p>
          </table:table-cell>
          <table:table-cell table:style-name="ce6" office:value-type="string">
            <text:p>187-CL05C221JB51PNC</text:p>
          </table:table-cell>
          <table:table-cell table:style-name="ce6" office:value-type="string">
            <text:p>CL05C221JB51PNC</text:p>
          </table:table-cell>
          <table:table-cell table:style-name="ce6" office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50</text:p>
          </table:table-cell>
          <table:table-cell office:value-type="string">
            <text:p>470p</text:p>
          </table:table-cell>
          <table:table-cell office:value-type="float" office:value="1">
            <text:p>1</text:p>
          </table:table-cell>
          <table:table-cell office:value-type="string">
            <text:p>1276-1117-1-ND</text:p>
          </table:table-cell>
          <table:table-cell office:value-type="string">
            <text:p>187-CL05C471JB5NNNC</text:p>
          </table:table-cell>
          <table:table-cell office:value-type="string">
            <text:p>CL05C471JB5NNNC</text:p>
          </table:table-cell>
          <table:table-cell office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FB1</text:p>
          </table:table-cell>
          <table:table-cell table:style-name="ce6" office:value-type="string">
            <text:p>FBMJ1608HM180N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587-3251-2-ND</text:p>
          </table:table-cell>
          <table:table-cell table:style-name="ce6" office:value-type="string">
            <text:p>963-FBMJ1608HM180NTR 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2</text:p>
          </table:table-cell>
          <table:table-cell office:value-type="string">
            <text:p>BLM18AG102SH1D</text:p>
          </table:table-cell>
          <table:table-cell office:value-type="float" office:value="1">
            <text:p>1</text:p>
          </table:table-cell>
          <table:table-cell office:value-type="string">
            <text:p>490-7809-1-ND </text:p>
          </table:table-cell>
          <table:table-cell office:value-type="string">
            <text:p>81-BLM18AG102SH1D 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FB3,FB4,FB5</text:p>
          </table:table-cell>
          <table:table-cell table:style-name="ce6" office:value-type="string">
            <text:p>60R@100MHz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AZ1117CH2-3.3TRG1</text:p>
          </table:table-cell>
          <table:table-cell office:value-type="float" office:value="1">
            <text:p>1</text:p>
          </table:table-cell>
          <table:table-cell office:value-type="string">
            <text:p>31-AZ1117CH2-3.3TRG1CT-ND</text:p>
          </table:table-cell>
          <table:table-cell office:value-type="string">
            <text:p>621-AZ1117CH2-33TRG1</text:p>
          </table:table-cell>
          <table:table-cell office:value-type="string">
            <text:p>AZ1117CH2-3.3TRG1</text:p>
          </table:table-cell>
          <table:table-cell office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IC2</text:p>
          </table:table-cell>
          <table:table-cell table:style-name="ce6" office:value-type="string">
            <text:p>SN74LVC1G14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STM32H7R7L8H6H</text:p>
          </table:table-cell>
          <table:table-cell office:value-type="float" office:value="1">
            <text:p>1</text:p>
          </table:table-cell>
          <table:table-cell office:value-type="string">
            <text:p>497-STM32H7R7L8H6H-ND</text:p>
          </table:table-cell>
          <table:table-cell office:value-type="string">
            <text:p>511-STM32H7R7L8H6H </text:p>
          </table:table-cell>
          <table:table-cell office:value-type="string">
            <text:p>STM32H7R7L8H6H</text:p>
          </table:table-cell>
          <table:table-cell office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TLV75718PDR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50006-1-ND</text:p>
          </table:table-cell>
          <table:table-cell table:style-name="ce6" office:value-type="string">
            <text:p>595-TLV75718PDRVR</text:p>
          </table:table-cell>
          <table:table-cell table:style-name="ce6" office:value-type="string">
            <text:p>TLV75718PDRVR</text:p>
          </table:table-cell>
          <table:table-cell table:style-name="ce6" office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5</text:p>
          </table:table-cell>
          <table:table-cell office:value-type="string">
            <text:p>MX52LM04A11XVW</text:p>
          </table:table-cell>
          <table:table-cell office:value-type="float" office:value="1">
            <text:p>1</text:p>
          </table:table-cell>
          <table:table-cell office:value-type="string">
            <text:p>1092-MX52LM04A11XVW-ND</text:p>
          </table:table-cell>
          <table:table-cell office:value-type="string">
            <text:p>95-52LM04A11XVWT</text:p>
          </table:table-cell>
          <table:table-cell table:number-columns-repeated="2" office:value-type="float" office:value="-0">
            <text:p>-0</text:p>
          </table:table-cell>
          <table:table-cell table:number-columns-repeated="101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LAN8742A-CZ-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AN8742A-CZ-CT-ND</text:p>
          </table:table-cell>
          <table:table-cell table:style-name="ce6" office:value-type="string">
            <text:p>579-LAN8742A-CZ-TR </text:p>
          </table:table-cell>
          <table:table-cell table:style-name="ce6" office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C7</text:p>
          </table:table-cell>
          <table:table-cell office:value-type="string">
            <text:p>APS256XXN-OBR-BG</text:p>
          </table:table-cell>
          <table:table-cell office:value-type="float" office:value="1">
            <text:p>1</text:p>
          </table:table-cell>
          <table:table-cell office:value-type="float" office:value="-0">
            <text:p>-0</text:p>
          </table:table-cell>
          <table:table-cell office:value-type="string">
            <text:p>878-APS256XXN-OB9-BG</text:p>
          </table:table-cell>
          <table:table-cell office:value-type="float" office:value="-0">
            <text:p>-0</text:p>
          </table:table-cell>
          <table:table-cell office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TFP410PA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2666-ND</text:p>
          </table:table-cell>
          <table:table-cell table:style-name="ce6" office:value-type="string">
            <text:p>595-TFP410PAP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C9</text:p>
          </table:table-cell>
          <table:table-cell office:value-type="string">
            <text:p>TS3DV642A0RUAR</text:p>
          </table:table-cell>
          <table:table-cell office:value-type="float" office:value="1">
            <text:p>1</text:p>
          </table:table-cell>
          <table:table-cell office:value-type="string">
            <text:p>296-39510-1-ND</text:p>
          </table:table-cell>
          <table:table-cell office:value-type="string">
            <text:p>595-TS3DV642A0RUAR</text:p>
          </table:table-cell>
          <table:table-cell office:value-type="float" office:value="-0">
            <text:p>-0</text:p>
          </table:table-cell>
          <table:table-cell office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MX25UM25645GXDI00-T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092-MX25UM25645GXDI00-ND</text:p>
          </table:table-cell>
          <table:table-cell table:style-name="ce6" office:value-type="string">
            <text:p>95-25UM25645GXDI0T</text:p>
          </table:table-cell>
          <table:table-cell table:style-name="ce6" office:value-type="string">
            <text:p>X25UM25645GXDI00TR</text:p>
          </table:table-cell>
          <table:table-cell table:style-name="ce6" office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1</text:p>
          </table:table-cell>
          <table:table-cell office:value-type="string">
            <text:p>LQM2MPN2R2NG0</text:p>
          </table:table-cell>
          <table:table-cell office:value-type="float" office:value="1">
            <text:p>1</text:p>
          </table:table-cell>
          <table:table-cell office:value-type="string">
            <text:p>490-7786-2-ND</text:p>
          </table:table-cell>
          <table:table-cell office:value-type="string">
            <text:p>81-LQM2MPN2R2NG0L</text:p>
          </table:table-cell>
          <table:table-cell office:value-type="string">
            <text:p>LQM2MPN2R2NG0L</text:p>
          </table:table-cell>
          <table:table-cell office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R1,R2,R6</text:p>
          </table:table-cell>
          <table:table-cell table:style-name="ce6" office:value-type="string">
            <text:p>1K5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311-1.50KLRCT-ND</text:p>
          </table:table-cell>
          <table:table-cell table:style-name="ce6" office:value-type="string">
            <text:p>603-RC0402FR-071K5L</text:p>
          </table:table-cell>
          <table:table-cell table:style-name="ce6" office:value-type="string">
            <text:p>RC0402FR-071K5L</text:p>
          </table:table-cell>
          <table:table-cell table:style-name="ce6" office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3,R7,R8,R9,R10,R12,R13,R14,R20,R23,R24</text:p>
          </table:table-cell>
          <table:table-cell office:value-type="string">
            <text:p>10K</text:p>
          </table:table-cell>
          <table:table-cell office:value-type="float" office:value="11">
            <text:p>11</text:p>
          </table:table-cell>
          <table:table-cell office:value-type="string">
            <text:p>311-10.0KLRCT-ND</text:p>
          </table:table-cell>
          <table:table-cell office:value-type="string">
            <text:p>603-RC0402FR-0710KL</text:p>
          </table:table-cell>
          <table:table-cell office:value-type="string">
            <text:p>SMD0402-10K-1%</text:p>
          </table:table-cell>
          <table:table-cell office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0R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311-0.0LRCT-ND</text:p>
          </table:table-cell>
          <table:table-cell table:style-name="ce6" office:value-type="string">
            <text:p>603-RC0402FR-070RL</text:p>
          </table:table-cell>
          <table:table-cell table:style-name="ce6" office:value-type="string">
            <text:p>RC0402FR-070RL</text:p>
          </table:table-cell>
          <table:table-cell table:style-name="ce6" office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1</text:p>
          </table:table-cell>
          <table:table-cell office:value-type="string">
            <text:p>12K1</text:p>
          </table:table-cell>
          <table:table-cell office:value-type="float" office:value="1">
            <text:p>1</text:p>
          </table:table-cell>
          <table:table-cell office:value-type="string">
            <text:p>13-RC0402FR-1012K1LCT-ND</text:p>
          </table:table-cell>
          <table:table-cell office:value-type="string">
            <text:p>603-RC0402FR-1012K1L</text:p>
          </table:table-cell>
          <table:table-cell office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R15,R16,R17,R18</text:p>
          </table:table-cell>
          <table:table-cell table:style-name="ce6" office:value-type="string">
            <text:p>49R9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13-RC0402FR-1349R9LCT-ND</text:p>
          </table:table-cell>
          <table:table-cell table:style-name="ce6" office:value-type="string">
            <text:p>603-RC0402FR-1349R9L</text:p>
          </table:table-cell>
          <table:table-cell table:style-name="ce6" office:value-type="string">
            <text:p>RC0402FR-0749R9L</text:p>
          </table:table-cell>
          <table:table-cell table:style-name="ce6" office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9</text:p>
          </table:table-cell>
          <table:table-cell office:value-type="string">
            <text:p>4K99</text:p>
          </table:table-cell>
          <table:table-cell office:value-type="float" office:value="1">
            <text:p>1</text:p>
          </table:table-cell>
          <table:table-cell office:value-type="string">
            <text:p>13-RC0402FR-1349K9LCT-ND</text:p>
          </table:table-cell>
          <table:table-cell office:value-type="string">
            <text:p>603-RC0402FR-1349K9L</text:p>
          </table:table-cell>
          <table:table-cell office:value-type="string">
            <text:p>SMD0402-49.9K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R21</text:p>
          </table:table-cell>
          <table:table-cell table:style-name="ce6" office:value-type="string">
            <text:p>510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3510RLCT-ND</text:p>
          </table:table-cell>
          <table:table-cell table:style-name="ce6" office:value-type="string">
            <text:p>603-RC0402FR-13510RL</text:p>
          </table:table-cell>
          <table:table-cell table:style-name="ce6" office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22</text:p>
          </table:table-cell>
          <table:table-cell office:value-type="string">
            <text:p>1K</text:p>
          </table:table-cell>
          <table:table-cell office:value-type="float" office:value="1">
            <text:p>1</text:p>
          </table:table-cell>
          <table:table-cell office:value-type="string">
            <text:p>13-RC0402FR-131KLCT-ND</text:p>
          </table:table-cell>
          <table:table-cell office:value-type="string">
            <text:p>603-RC0402FR-131KL</text:p>
          </table:table-cell>
          <table:table-cell office:value-type="string">
            <text:p>SMD0402-1K-1%</text:p>
          </table:table-cell>
          <table:table-cell office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string">
            <text:p>RN1,RN2</text:p>
          </table:table-cell>
          <table:table-cell table:style-name="ce6" office:value-type="string">
            <text:p>CAY16A-330J4AS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CAY16-330J4LFCT-ND</text:p>
          </table:table-cell>
          <table:table-cell table:style-name="ce6" office:value-type="string">
            <text:p>652-CAY16-330J4LF</text:p>
          </table:table-cell>
          <table:table-cell table:style-name="ce6" office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SoM1</text:p>
          </table:table-cell>
          <table:table-cell office:value-type="string">
            <text:p>2x DF40HC(3.0)-100DS-0.4V(51</text:p>
          </table:table-cell>
          <table:table-cell office:value-type="float" office:value="2">
            <text:p>2</text:p>
          </table:table-cell>
          <table:table-cell office:value-type="string">
            <text:p>26-DF40HC(3.0)-100DS-0.4V(51)CT-ND</text:p>
          </table:table-cell>
          <table:table-cell office:value-type="string">
            <text:p>798-DF40HC30100DS451</text:p>
          </table:table-cell>
          <table:table-cell office:value-type="float" office:value="-0">
            <text:p>-0</text:p>
          </table:table-cell>
          <table:table-cell office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6" office:value-type="string">
            <text:p>Y1,Y2</text:p>
          </table:table-cell>
          <table:table-cell table:style-name="ce6" office:value-type="string">
            <text:p>VXM7-9032-25M0000000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150-VXM7-9032-25M0000000CT-ND</text:p>
          </table:table-cell>
          <table:table-cell table:style-name="ce6" office:value-type="string">
            <text:p>579-M7903225M0000000</text:p>
          </table:table-cell>
          <table:table-cell table:style-name="ce6" office:value-type="float" office:value="-0">
            <text:p>-0</text:p>
          </table:table-cell>
          <table:table-cell table:style-name="ce6" office:value-type="string">
            <text:p>C1517995</text:p>
          </table:table-cell>
          <table:table-cell table:number-columns-repeated="1013"/>
        </table:table-row>
        <table:table-row table:style-name="ro2" table:number-rows-repeated="1048540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3">03.11.2025</text:date>, <text:time>10:4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3T10:44:33</dc:date>
    <dc:creator>Denis Kotlar</dc:creator>
    <meta:editing-duration>P1DT15H41M50S</meta:editing-duration>
    <meta:editing-cycles>49</meta:editing-cycles>
    <meta:generator>OpenOffice/4.1.14$Unix OpenOffice.org_project/4114m1$Build-9811</meta:generator>
    <meta:document-statistic meta:table-count="1" meta:cell-count="273" meta:object-count="0"/>
  </office:meta>
</office:document-meta>
</file>